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NNE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399548" calcext:value-type="float">
            <text:p>39954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395294" calcext:value-type="float">
            <text:p>39529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01225" calcext:value-type="float">
            <text:p>40122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399805" calcext:value-type="float">
            <text:p>39980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407266" calcext:value-type="float">
            <text:p>40726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03181" calcext:value-type="float">
            <text:p>40318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397941" calcext:value-type="float">
            <text:p>39794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392061" calcext:value-type="float">
            <text:p>39206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419174" calcext:value-type="float">
            <text:p>41917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423513" calcext:value-type="float">
            <text:p>42351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424202" calcext:value-type="float">
            <text:p>42420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401734" calcext:value-type="float">
            <text:p>40173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92733" calcext:value-type="float">
            <text:p>39273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396889" calcext:value-type="float">
            <text:p>39688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386863" calcext:value-type="float">
            <text:p>38686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400819" calcext:value-type="float">
            <text:p>4008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429139" calcext:value-type="float">
            <text:p>42913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457558" calcext:value-type="float">
            <text:p>45755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468222" calcext:value-type="float">
            <text:p>46822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466347" calcext:value-type="float">
            <text:p>46634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53454" calcext:value-type="float">
            <text:p>45345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445676" calcext:value-type="float">
            <text:p>4456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436161" calcext:value-type="float">
            <text:p>43616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434134" calcext:value-type="float">
            <text:p>43413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442827" calcext:value-type="float">
            <text:p>44282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445139" calcext:value-type="float">
            <text:p>44513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450981" calcext:value-type="float">
            <text:p>45098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448003" calcext:value-type="float">
            <text:p>44800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35517" calcext:value-type="float">
            <text:p>43551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441899" calcext:value-type="float">
            <text:p>44189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42308" calcext:value-type="float">
            <text:p>44230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443694" calcext:value-type="float">
            <text:p>44369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34449" calcext:value-type="float">
            <text:p>43444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36749" calcext:value-type="float">
            <text:p>43674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435003" calcext:value-type="float">
            <text:p>43500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34809" calcext:value-type="float">
            <text:p>43480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36802" calcext:value-type="float">
            <text:p>43680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431898" calcext:value-type="float">
            <text:p>43189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442201" calcext:value-type="float">
            <text:p>4422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436256" calcext:value-type="float">
            <text:p>43625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57176" calcext:value-type="float">
            <text:p>4571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452902" calcext:value-type="float">
            <text:p>45290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455594" calcext:value-type="float">
            <text:p>45559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449148" calcext:value-type="float">
            <text:p>44914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27667" calcext:value-type="float">
            <text:p>42766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327131" calcext:value-type="float">
            <text:p>32713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321500" calcext:value-type="float">
            <text:p>32150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315721" calcext:value-type="float">
            <text:p>31572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296043" calcext:value-type="float">
            <text:p>29604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266098" calcext:value-type="float">
            <text:p>26609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280079" calcext:value-type="float">
            <text:p>28007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94831" calcext:value-type="float">
            <text:p>29483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292581" calcext:value-type="float">
            <text:p>29258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290944" calcext:value-type="float">
            <text:p>29094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295103" calcext:value-type="float">
            <text:p>29510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291232" calcext:value-type="float">
            <text:p>29123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298547" calcext:value-type="float">
            <text:p>29854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291686" calcext:value-type="float">
            <text:p>29168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301482" calcext:value-type="float">
            <text:p>30148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296379" calcext:value-type="float">
            <text:p>29637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99038" calcext:value-type="float">
            <text:p>29903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282094" calcext:value-type="float">
            <text:p>28209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278744" calcext:value-type="float">
            <text:p>27874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268579" calcext:value-type="float">
            <text:p>26857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265272" calcext:value-type="float">
            <text:p>26527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258470" calcext:value-type="float">
            <text:p>25847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246078" calcext:value-type="float">
            <text:p>2460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242040" calcext:value-type="float">
            <text:p>24204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236154" calcext:value-type="float">
            <text:p>23615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237588" calcext:value-type="float">
            <text:p>23758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236231" calcext:value-type="float">
            <text:p>23623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138673" calcext:value-type="float">
            <text:p>13867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116604" calcext:value-type="float">
            <text:p>11660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98897" calcext:value-type="float">
            <text:p>9889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88944" calcext:value-type="float">
            <text:p>8894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05730" calcext:value-type="float">
            <text:p>10573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146778" calcext:value-type="float">
            <text:p>1467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140736" calcext:value-type="float">
            <text:p>14073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132190" calcext:value-type="float">
            <text:p>13219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113954" calcext:value-type="float">
            <text:p>11395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108184" calcext:value-type="float">
            <text:p>10818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95580" calcext:value-type="float">
            <text:p>9558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5956" calcext:value-type="float">
            <text:p>8595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72625" calcext:value-type="float">
            <text:p>7262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63358" calcext:value-type="float">
            <text:p>6335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53844" calcext:value-type="float">
            <text:p>5384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44193" calcext:value-type="float">
            <text:p>4419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36490" calcext:value-type="float">
            <text:p>3649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30210" calcext:value-type="float">
            <text:p>3021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23366" calcext:value-type="float">
            <text:p>2336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16858" calcext:value-type="float">
            <text:p>1685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float" office:value="12422" calcext:value-type="float">
            <text:p>1242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8661" calcext:value-type="float">
            <text:p>866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float" office:value="6091" calcext:value-type="float">
            <text:p>609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158" calcext:value-type="float">
            <text:p>415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2325" calcext:value-type="float">
            <text:p>232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1661" calcext:value-type="float">
            <text:p>166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099" calcext:value-type="float">
            <text:p>109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float" office:value="622" calcext:value-type="float">
            <text:p>62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float" office:value="490" calcext:value-type="float">
            <text:p>49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00 ou +</text:p>
          </table:table-cell>
          <table:table-cell office:value-type="float" office:value="467" calcext:value-type="float">
            <text:p>46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379319" calcext:value-type="float">
            <text:p>3793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79358" calcext:value-type="float">
            <text:p>37935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83016" calcext:value-type="float">
            <text:p>38301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83078" calcext:value-type="float">
            <text:p>38307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88872" calcext:value-type="float">
            <text:p>38887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84960" calcext:value-type="float">
            <text:p>38496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80851" calcext:value-type="float">
            <text:p>38085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74714" calcext:value-type="float">
            <text:p>37471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399559" calcext:value-type="float">
            <text:p>39955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403771" calcext:value-type="float">
            <text:p>40377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405111" calcext:value-type="float">
            <text:p>40511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382943" calcext:value-type="float">
            <text:p>38294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374913" calcext:value-type="float">
            <text:p>37491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378061" calcext:value-type="float">
            <text:p>37806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368949" calcext:value-type="float">
            <text:p>36894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382468" calcext:value-type="float">
            <text:p>38246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408833" calcext:value-type="float">
            <text:p>40883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438189" calcext:value-type="float">
            <text:p>43818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449518" calcext:value-type="float">
            <text:p>44951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452386" calcext:value-type="float">
            <text:p>45238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41020" calcext:value-type="float">
            <text:p>44102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437543" calcext:value-type="float">
            <text:p>43754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430969" calcext:value-type="float">
            <text:p>43096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429191" calcext:value-type="float">
            <text:p>42919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41051" calcext:value-type="float">
            <text:p>44105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443183" calcext:value-type="float">
            <text:p>44318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451801" calcext:value-type="float">
            <text:p>4518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449569" calcext:value-type="float">
            <text:p>44956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437583" calcext:value-type="float">
            <text:p>43758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444212" calcext:value-type="float">
            <text:p>44421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443496" calcext:value-type="float">
            <text:p>44349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445807" calcext:value-type="float">
            <text:p>44580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438112" calcext:value-type="float">
            <text:p>43811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440739" calcext:value-type="float">
            <text:p>44073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439475" calcext:value-type="float">
            <text:p>43947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39183" calcext:value-type="float">
            <text:p>43918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439265" calcext:value-type="float">
            <text:p>43926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432395" calcext:value-type="float">
            <text:p>43239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440244" calcext:value-type="float">
            <text:p>44024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433152" calcext:value-type="float">
            <text:p>43315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9983" calcext:value-type="float">
            <text:p>44998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44995" calcext:value-type="float">
            <text:p>44499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443353" calcext:value-type="float">
            <text:p>44335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36516" calcext:value-type="float">
            <text:p>43651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417111" calcext:value-type="float">
            <text:p>41711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318519" calcext:value-type="float">
            <text:p>3185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314835" calcext:value-type="float">
            <text:p>31483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307991" calcext:value-type="float">
            <text:p>30799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287651" calcext:value-type="float">
            <text:p>28765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260317" calcext:value-type="float">
            <text:p>26031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275952" calcext:value-type="float">
            <text:p>27595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296266" calcext:value-type="float">
            <text:p>29626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294763" calcext:value-type="float">
            <text:p>29476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296040" calcext:value-type="float">
            <text:p>29604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301638" calcext:value-type="float">
            <text:p>30163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301516" calcext:value-type="float">
            <text:p>30151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311926" calcext:value-type="float">
            <text:p>31192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308005" calcext:value-type="float">
            <text:p>30800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321485" calcext:value-type="float">
            <text:p>32148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320505" calcext:value-type="float">
            <text:p>32050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326562" calcext:value-type="float">
            <text:p>32656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311676" calcext:value-type="float">
            <text:p>31167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312848" calcext:value-type="float">
            <text:p>31284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306551" calcext:value-type="float">
            <text:p>30655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308596" calcext:value-type="float">
            <text:p>30859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307530" calcext:value-type="float">
            <text:p>30753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299562" calcext:value-type="float">
            <text:p>29956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298001" calcext:value-type="float">
            <text:p>2980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297055" calcext:value-type="float">
            <text:p>29705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303060" calcext:value-type="float">
            <text:p>30306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303387" calcext:value-type="float">
            <text:p>30338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182581" calcext:value-type="float">
            <text:p>18258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158661" calcext:value-type="float">
            <text:p>15866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138459" calcext:value-type="float">
            <text:p>13845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128244" calcext:value-type="float">
            <text:p>12824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56086" calcext:value-type="float">
            <text:p>15608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27564" calcext:value-type="float">
            <text:p>22756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21046" calcext:value-type="float">
            <text:p>22104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215971" calcext:value-type="float">
            <text:p>21597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193916" calcext:value-type="float">
            <text:p>19391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192123" calcext:value-type="float">
            <text:p>19212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178768" calcext:value-type="float">
            <text:p>17876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167417" calcext:value-type="float">
            <text:p>16741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149405" calcext:value-type="float">
            <text:p>14940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37027" calcext:value-type="float">
            <text:p>13702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121622" calcext:value-type="float">
            <text:p>12162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107693" calcext:value-type="float">
            <text:p>10769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93362" calcext:value-type="float">
            <text:p>9336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81448" calcext:value-type="float">
            <text:p>8144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68572" calcext:value-type="float">
            <text:p>6857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52506" calcext:value-type="float">
            <text:p>5250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41044" calcext:value-type="float">
            <text:p>4104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31210" calcext:value-type="float">
            <text:p>3121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24017" calcext:value-type="float">
            <text:p>2401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18095" calcext:value-type="float">
            <text:p>1809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2609" calcext:value-type="float">
            <text:p>1260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8904" calcext:value-type="float">
            <text:p>890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7" calcext:value-type="float">
            <text:p>97</text:p>
          </table:table-cell>
          <table:table-cell office:value-type="float" office:value="6250" calcext:value-type="float">
            <text:p>625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8" calcext:value-type="float">
            <text:p>98</text:p>
          </table:table-cell>
          <table:table-cell office:value-type="float" office:value="3725" calcext:value-type="float">
            <text:p>372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2566" calcext:value-type="float">
            <text:p>2566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00 ou +</text:p>
          </table:table-cell>
          <table:table-cell office:value-type="float" office:value="3418" calcext:value-type="float">
            <text:p>341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397292" calcext:value-type="float">
            <text:p>39729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395897" calcext:value-type="float">
            <text:p>39589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97680" calcext:value-type="float">
            <text:p>3976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01144" calcext:value-type="float">
            <text:p>40114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401616" calcext:value-type="float">
            <text:p>40161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08366" calcext:value-type="float">
            <text:p>40836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403859" calcext:value-type="float">
            <text:p>40385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398632" calcext:value-type="float">
            <text:p>39863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393086" calcext:value-type="float">
            <text:p>39308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419978" calcext:value-type="float">
            <text:p>41997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423648" calcext:value-type="float">
            <text:p>42364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424585" calcext:value-type="float">
            <text:p>42458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403271" calcext:value-type="float">
            <text:p>40327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393616" calcext:value-type="float">
            <text:p>39361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398392" calcext:value-type="float">
            <text:p>39839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388090" calcext:value-type="float">
            <text:p>38809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401345" calcext:value-type="float">
            <text:p>40134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429370" calcext:value-type="float">
            <text:p>42937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455141" calcext:value-type="float">
            <text:p>45514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463620" calcext:value-type="float">
            <text:p>46362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61204" calcext:value-type="float">
            <text:p>46120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448374" calcext:value-type="float">
            <text:p>44837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440493" calcext:value-type="float">
            <text:p>44049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432324" calcext:value-type="float">
            <text:p>43232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431403" calcext:value-type="float">
            <text:p>43140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441264" calcext:value-type="float">
            <text:p>44126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445467" calcext:value-type="float">
            <text:p>44546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452562" calcext:value-type="float">
            <text:p>45256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48867" calcext:value-type="float">
            <text:p>44886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437859" calcext:value-type="float">
            <text:p>43785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42959" calcext:value-type="float">
            <text:p>44295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443703" calcext:value-type="float">
            <text:p>44370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44309" calcext:value-type="float">
            <text:p>44430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34915" calcext:value-type="float">
            <text:p>43491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437283" calcext:value-type="float">
            <text:p>4372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35452" calcext:value-type="float">
            <text:p>43545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34809" calcext:value-type="float">
            <text:p>43480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436653" calcext:value-type="float">
            <text:p>43665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431486" calcext:value-type="float">
            <text:p>43148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442109" calcext:value-type="float">
            <text:p>44210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35329" calcext:value-type="float">
            <text:p>43532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455890" calcext:value-type="float">
            <text:p>45589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451500" calcext:value-type="float">
            <text:p>45150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453993" calcext:value-type="float">
            <text:p>45399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47777" calcext:value-type="float">
            <text:p>44777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25556" calcext:value-type="float">
            <text:p>42555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325387" calcext:value-type="float">
            <text:p>32538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320480" calcext:value-type="float">
            <text:p>3204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313972" calcext:value-type="float">
            <text:p>31397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294748" calcext:value-type="float">
            <text:p>29474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264728" calcext:value-type="float">
            <text:p>26472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78253" calcext:value-type="float">
            <text:p>27825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293075" calcext:value-type="float">
            <text:p>29307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290514" calcext:value-type="float">
            <text:p>29051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288788" calcext:value-type="float">
            <text:p>28878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292413" calcext:value-type="float">
            <text:p>29241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288404" calcext:value-type="float">
            <text:p>28840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295411" calcext:value-type="float">
            <text:p>29541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88347" calcext:value-type="float">
            <text:p>28834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297934" calcext:value-type="float">
            <text:p>29793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91949" calcext:value-type="float">
            <text:p>29194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294595" calcext:value-type="float">
            <text:p>29459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277386" calcext:value-type="float">
            <text:p>27738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273503" calcext:value-type="float">
            <text:p>27350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263850" calcext:value-type="float">
            <text:p>26385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259572" calcext:value-type="float">
            <text:p>25957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252970" calcext:value-type="float">
            <text:p>25297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240254" calcext:value-type="float">
            <text:p>24025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235785" calcext:value-type="float">
            <text:p>23578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229892" calcext:value-type="float">
            <text:p>22989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230439" calcext:value-type="float">
            <text:p>23043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228657" calcext:value-type="float">
            <text:p>22865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133946" calcext:value-type="float">
            <text:p>13394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112090" calcext:value-type="float">
            <text:p>11209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94974" calcext:value-type="float">
            <text:p>9497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84956" calcext:value-type="float">
            <text:p>8495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100095" calcext:value-type="float">
            <text:p>10009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138663" calcext:value-type="float">
            <text:p>13866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132208" calcext:value-type="float">
            <text:p>13220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123174" calcext:value-type="float">
            <text:p>12317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105097" calcext:value-type="float">
            <text:p>10509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99089" calcext:value-type="float">
            <text:p>9908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6734" calcext:value-type="float">
            <text:p>8673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77052" calcext:value-type="float">
            <text:p>7705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64313" calcext:value-type="float">
            <text:p>6431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55516" calcext:value-type="float">
            <text:p>5551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46570" calcext:value-type="float">
            <text:p>4657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37659" calcext:value-type="float">
            <text:p>3765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30466" calcext:value-type="float">
            <text:p>3046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24761" calcext:value-type="float">
            <text:p>2476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18896" calcext:value-type="float">
            <text:p>1889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float" office:value="13331" calcext:value-type="float">
            <text:p>1333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9527" calcext:value-type="float">
            <text:p>952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float" office:value="6488" calcext:value-type="float">
            <text:p>648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525" calcext:value-type="float">
            <text:p>452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2955" calcext:value-type="float">
            <text:p>295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1613" calcext:value-type="float">
            <text:p>161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148" calcext:value-type="float">
            <text:p>114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float" office:value="742" calcext:value-type="float">
            <text:p>74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float" office:value="410" calcext:value-type="float">
            <text:p>41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00 ou +</text:p>
          </table:table-cell>
          <table:table-cell office:value-type="float" office:value="591" calcext:value-type="float">
            <text:p>59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378518" calcext:value-type="float">
            <text:p>37851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76728" calcext:value-type="float">
            <text:p>37672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81258" calcext:value-type="float">
            <text:p>38125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83240" calcext:value-type="float">
            <text:p>38324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84335" calcext:value-type="float">
            <text:p>38433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89918" calcext:value-type="float">
            <text:p>38991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85574" calcext:value-type="float">
            <text:p>38557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81626" calcext:value-type="float">
            <text:p>38162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375709" calcext:value-type="float">
            <text:p>37570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400328" calcext:value-type="float">
            <text:p>40032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403687" calcext:value-type="float">
            <text:p>40368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405284" calcext:value-type="float">
            <text:p>4052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384278" calcext:value-type="float">
            <text:p>38427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375730" calcext:value-type="float">
            <text:p>37573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379019" calcext:value-type="float">
            <text:p>379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369917" calcext:value-type="float">
            <text:p>36991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383075" calcext:value-type="float">
            <text:p>38307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408970" calcext:value-type="float">
            <text:p>40897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438331" calcext:value-type="float">
            <text:p>43833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448771" calcext:value-type="float">
            <text:p>44877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50949" calcext:value-type="float">
            <text:p>45094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439929" calcext:value-type="float">
            <text:p>43992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436105" calcext:value-type="float">
            <text:p>43610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430295" calcext:value-type="float">
            <text:p>43029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28807" calcext:value-type="float">
            <text:p>42880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441229" calcext:value-type="float">
            <text:p>44122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444033" calcext:value-type="float">
            <text:p>44403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453294" calcext:value-type="float">
            <text:p>45329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450458" calcext:value-type="float">
            <text:p>45045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439499" calcext:value-type="float">
            <text:p>43949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445454" calcext:value-type="float">
            <text:p>44545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444756" calcext:value-type="float">
            <text:p>44475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446884" calcext:value-type="float">
            <text:p>4468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438836" calcext:value-type="float">
            <text:p>43883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441491" calcext:value-type="float">
            <text:p>44149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39851" calcext:value-type="float">
            <text:p>43985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439736" calcext:value-type="float">
            <text:p>43973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439613" calcext:value-type="float">
            <text:p>43961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432544" calcext:value-type="float">
            <text:p>43254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440641" calcext:value-type="float">
            <text:p>44064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33071" calcext:value-type="float">
            <text:p>43307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49385" calcext:value-type="float">
            <text:p>44938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444390" calcext:value-type="float">
            <text:p>44439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42465" calcext:value-type="float">
            <text:p>44246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436269" calcext:value-type="float">
            <text:p>43626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16108" calcext:value-type="float">
            <text:p>41610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317731" calcext:value-type="float">
            <text:p>31773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314855" calcext:value-type="float">
            <text:p>31485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307261" calcext:value-type="float">
            <text:p>30726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287561" calcext:value-type="float">
            <text:p>28756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259984" calcext:value-type="float">
            <text:p>2599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275040" calcext:value-type="float">
            <text:p>27504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295579" calcext:value-type="float">
            <text:p>29557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293903" calcext:value-type="float">
            <text:p>29390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295153" calcext:value-type="float">
            <text:p>29515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300261" calcext:value-type="float">
            <text:p>30026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300438" calcext:value-type="float">
            <text:p>30043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310895" calcext:value-type="float">
            <text:p>31089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306480" calcext:value-type="float">
            <text:p>3064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320193" calcext:value-type="float">
            <text:p>32019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318801" calcext:value-type="float">
            <text:p>31880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324960" calcext:value-type="float">
            <text:p>32496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309816" calcext:value-type="float">
            <text:p>30981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310665" calcext:value-type="float">
            <text:p>31066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304571" calcext:value-type="float">
            <text:p>30457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306084" calcext:value-type="float">
            <text:p>3060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304731" calcext:value-type="float">
            <text:p>30473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297086" calcext:value-type="float">
            <text:p>297086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295135" calcext:value-type="float">
            <text:p>29513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293635" calcext:value-type="float">
            <text:p>29363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299217" calcext:value-type="float">
            <text:p>29921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299139" calcext:value-type="float">
            <text:p>29913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180113" calcext:value-type="float">
            <text:p>18011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155684" calcext:value-type="float">
            <text:p>15568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136089" calcext:value-type="float">
            <text:p>13608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25345" calcext:value-type="float">
            <text:p>12534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151927" calcext:value-type="float">
            <text:p>15192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21014" calcext:value-type="float">
            <text:p>22101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214042" calcext:value-type="float">
            <text:p>21404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207900" calcext:value-type="float">
            <text:p>20790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185438" calcext:value-type="float">
            <text:p>18543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182918" calcext:value-type="float">
            <text:p>18291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168705" calcext:value-type="float">
            <text:p>16870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156837" calcext:value-type="float">
            <text:p>15683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38547" calcext:value-type="float">
            <text:p>13854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125728" calcext:value-type="float">
            <text:p>12572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110254" calcext:value-type="float">
            <text:p>11025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96337" calcext:value-type="float">
            <text:p>9633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82460" calcext:value-type="float">
            <text:p>8246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70789" calcext:value-type="float">
            <text:p>7078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58499" calcext:value-type="float">
            <text:p>5849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44080" calcext:value-type="float">
            <text:p>4408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33545" calcext:value-type="float">
            <text:p>3354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25000" calcext:value-type="float">
            <text:p>2500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18803" calcext:value-type="float">
            <text:p>1880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3883" calcext:value-type="float">
            <text:p>1388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9461" calcext:value-type="float">
            <text:p>946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7" calcext:value-type="float">
            <text:p>97</text:p>
          </table:table-cell>
          <table:table-cell office:value-type="float" office:value="6468" calcext:value-type="float">
            <text:p>646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8" calcext:value-type="float">
            <text:p>98</text:p>
          </table:table-cell>
          <table:table-cell office:value-type="float" office:value="4470" calcext:value-type="float">
            <text:p>447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2488" calcext:value-type="float">
            <text:p>248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00 ou +</text:p>
          </table:table-cell>
          <table:table-cell office:value-type="float" office:value="3788" calcext:value-type="float">
            <text:p>378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389567" calcext:value-type="float">
            <text:p>389567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393218" calcext:value-type="float">
            <text:p>3932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97730" calcext:value-type="float">
            <text:p>3977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397587" calcext:value-type="float">
            <text:p>3975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402614" calcext:value-type="float">
            <text:p>4026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02608" calcext:value-type="float">
            <text:p>4026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409052" calcext:value-type="float">
            <text:p>4090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404022" calcext:value-type="float">
            <text:p>4040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399577" calcext:value-type="float">
            <text:p>3995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394100" calcext:value-type="float">
            <text:p>3941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419554" calcext:value-type="float">
            <text:p>4195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424105" calcext:value-type="float">
            <text:p>42410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425698" calcext:value-type="float">
            <text:p>4256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404266" calcext:value-type="float">
            <text:p>4042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394625" calcext:value-type="float">
            <text:p>3946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399468" calcext:value-type="float">
            <text:p>3994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389228" calcext:value-type="float">
            <text:p>38922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401338" calcext:value-type="float">
            <text:p>4013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427402" calcext:value-type="float">
            <text:p>42740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451321" calcext:value-type="float">
            <text:p>4513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58964" calcext:value-type="float">
            <text:p>4589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456925" calcext:value-type="float">
            <text:p>4569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443562" calcext:value-type="float">
            <text:p>4435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437087" calcext:value-type="float">
            <text:p>4370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430037" calcext:value-type="float">
            <text:p>4300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430053" calcext:value-type="float">
            <text:p>43005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442373" calcext:value-type="float">
            <text:p>4423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446913" calcext:value-type="float">
            <text:p>4469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53629" calcext:value-type="float">
            <text:p>45362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451217" calcext:value-type="float">
            <text:p>4512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39364" calcext:value-type="float">
            <text:p>4393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444444" calcext:value-type="float">
            <text:p>4444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44332" calcext:value-type="float">
            <text:p>44433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45140" calcext:value-type="float">
            <text:p>4451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435357" calcext:value-type="float">
            <text:p>4353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37716" calcext:value-type="float">
            <text:p>43771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35847" calcext:value-type="float">
            <text:p>4358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434402" calcext:value-type="float">
            <text:p>43440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436374" calcext:value-type="float">
            <text:p>4363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431520" calcext:value-type="float">
            <text:p>4315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0952" calcext:value-type="float">
            <text:p>44095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434172" calcext:value-type="float">
            <text:p>4341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454397" calcext:value-type="float">
            <text:p>45439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449871" calcext:value-type="float">
            <text:p>4498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52330" calcext:value-type="float">
            <text:p>4523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45422" calcext:value-type="float">
            <text:p>4454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423473" calcext:value-type="float">
            <text:p>4234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324028" calcext:value-type="float">
            <text:p>32402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318784" calcext:value-type="float">
            <text:p>3187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312664" calcext:value-type="float">
            <text:p>3126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292824" calcext:value-type="float">
            <text:p>2928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63210" calcext:value-type="float">
            <text:p>2632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276560" calcext:value-type="float">
            <text:p>2765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291045" calcext:value-type="float">
            <text:p>29104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288177" calcext:value-type="float">
            <text:p>2881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286237" calcext:value-type="float">
            <text:p>2862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289618" calcext:value-type="float">
            <text:p>2896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285165" calcext:value-type="float">
            <text:p>2851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92292" calcext:value-type="float">
            <text:p>2922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284924" calcext:value-type="float">
            <text:p>2849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93469" calcext:value-type="float">
            <text:p>2934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287913" calcext:value-type="float">
            <text:p>2879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289607" calcext:value-type="float">
            <text:p>2896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272331" calcext:value-type="float">
            <text:p>2723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268570" calcext:value-type="float">
            <text:p>2685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258227" calcext:value-type="float">
            <text:p>2582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253822" calcext:value-type="float">
            <text:p>2538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247026" calcext:value-type="float">
            <text:p>2470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234293" calcext:value-type="float">
            <text:p>23429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229456" calcext:value-type="float">
            <text:p>2294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223037" calcext:value-type="float">
            <text:p>2230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223347" calcext:value-type="float">
            <text:p>2233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220822" calcext:value-type="float">
            <text:p>2208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128956" calcext:value-type="float">
            <text:p>1289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107570" calcext:value-type="float">
            <text:p>1075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90602" calcext:value-type="float">
            <text:p>9060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80637" calcext:value-type="float">
            <text:p>806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94580" calcext:value-type="float">
            <text:p>945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130488" calcext:value-type="float">
            <text:p>13048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123470" calcext:value-type="float">
            <text:p>1234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114156" calcext:value-type="float">
            <text:p>11415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96627" calcext:value-type="float">
            <text:p>9662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90161" calcext:value-type="float">
            <text:p>9016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78099" calcext:value-type="float">
            <text:p>780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68573" calcext:value-type="float">
            <text:p>685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56443" calcext:value-type="float">
            <text:p>564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48126" calcext:value-type="float">
            <text:p>4812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39895" calcext:value-type="float">
            <text:p>3989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31713" calcext:value-type="float">
            <text:p>317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25080" calcext:value-type="float">
            <text:p>2508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20110" calcext:value-type="float">
            <text:p>2011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float" office:value="15082" calcext:value-type="float">
            <text:p>150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10375" calcext:value-type="float">
            <text:p>1037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float" office:value="7135" calcext:value-type="float">
            <text:p>71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731" calcext:value-type="float">
            <text:p>47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3276" calcext:value-type="float">
            <text:p>32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084" calcext:value-type="float">
            <text:p>20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100" calcext:value-type="float">
            <text:p>110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float" office:value="785" calcext:value-type="float">
            <text:p>78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float" office:value="504" calcext:value-type="float">
            <text:p>5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00 ou +</text:p>
          </table:table-cell>
          <table:table-cell office:value-type="float" office:value="584" calcext:value-type="float">
            <text:p>58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370754" calcext:value-type="float">
            <text:p>37075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75572" calcext:value-type="float">
            <text:p>3755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78271" calcext:value-type="float">
            <text:p>3782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81473" calcext:value-type="float">
            <text:p>3814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84273" calcext:value-type="float">
            <text:p>3842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85281" calcext:value-type="float">
            <text:p>3852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90606" calcext:value-type="float">
            <text:p>3906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85807" calcext:value-type="float">
            <text:p>3858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382681" calcext:value-type="float">
            <text:p>3826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376716" calcext:value-type="float">
            <text:p>37671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399840" calcext:value-type="float">
            <text:p>3998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403777" calcext:value-type="float">
            <text:p>40377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406282" calcext:value-type="float">
            <text:p>4062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385148" calcext:value-type="float">
            <text:p>38514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376833" calcext:value-type="float">
            <text:p>3768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380131" calcext:value-type="float">
            <text:p>3801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371187" calcext:value-type="float">
            <text:p>3711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384038" calcext:value-type="float">
            <text:p>3840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409096" calcext:value-type="float">
            <text:p>40909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437507" calcext:value-type="float">
            <text:p>4375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47470" calcext:value-type="float">
            <text:p>4474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450098" calcext:value-type="float">
            <text:p>45009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437906" calcext:value-type="float">
            <text:p>4379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435209" calcext:value-type="float">
            <text:p>4352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29909" calcext:value-type="float">
            <text:p>4299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428987" calcext:value-type="float">
            <text:p>4289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442737" calcext:value-type="float">
            <text:p>4427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445383" calcext:value-type="float">
            <text:p>4453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454807" calcext:value-type="float">
            <text:p>4548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452872" calcext:value-type="float">
            <text:p>45287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441031" calcext:value-type="float">
            <text:p>4410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447163" calcext:value-type="float">
            <text:p>4471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445850" calcext:value-type="float">
            <text:p>44585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447940" calcext:value-type="float">
            <text:p>4479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439563" calcext:value-type="float">
            <text:p>4395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2174" calcext:value-type="float">
            <text:p>4421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440730" calcext:value-type="float">
            <text:p>44073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439644" calcext:value-type="float">
            <text:p>4396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440039" calcext:value-type="float">
            <text:p>44003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433160" calcext:value-type="float">
            <text:p>43316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0365" calcext:value-type="float">
            <text:p>44036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32947" calcext:value-type="float">
            <text:p>43294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448776" calcext:value-type="float">
            <text:p>4487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43692" calcext:value-type="float">
            <text:p>4436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441957" calcext:value-type="float">
            <text:p>4419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35357" calcext:value-type="float">
            <text:p>43535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415336" calcext:value-type="float">
            <text:p>41533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317291" calcext:value-type="float">
            <text:p>31729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314270" calcext:value-type="float">
            <text:p>31427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307153" calcext:value-type="float">
            <text:p>30715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286882" calcext:value-type="float">
            <text:p>28688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259514" calcext:value-type="float">
            <text:p>25951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274421" calcext:value-type="float">
            <text:p>2744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294808" calcext:value-type="float">
            <text:p>29480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292955" calcext:value-type="float">
            <text:p>2929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293862" calcext:value-type="float">
            <text:p>29386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299342" calcext:value-type="float">
            <text:p>29934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299144" calcext:value-type="float">
            <text:p>29914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309721" calcext:value-type="float">
            <text:p>3097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305355" calcext:value-type="float">
            <text:p>30535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318283" calcext:value-type="float">
            <text:p>3182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317563" calcext:value-type="float">
            <text:p>3175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322835" calcext:value-type="float">
            <text:p>32283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307928" calcext:value-type="float">
            <text:p>30792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308522" calcext:value-type="float">
            <text:p>3085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302141" calcext:value-type="float">
            <text:p>30214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303313" calcext:value-type="float">
            <text:p>3033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301864" calcext:value-type="float">
            <text:p>3018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294349" calcext:value-type="float">
            <text:p>29434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291818" calcext:value-type="float">
            <text:p>2918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289889" calcext:value-type="float">
            <text:p>2898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295286" calcext:value-type="float">
            <text:p>2952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294513" calcext:value-type="float">
            <text:p>29451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177101" calcext:value-type="float">
            <text:p>17710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152881" calcext:value-type="float">
            <text:p>15288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33006" calcext:value-type="float">
            <text:p>13300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121989" calcext:value-type="float">
            <text:p>1219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147389" calcext:value-type="float">
            <text:p>14738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214387" calcext:value-type="float">
            <text:p>21438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206418" calcext:value-type="float">
            <text:p>20641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199183" calcext:value-type="float">
            <text:p>19918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176832" calcext:value-type="float">
            <text:p>17683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172976" calcext:value-type="float">
            <text:p>17297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158524" calcext:value-type="float">
            <text:p>15852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45738" calcext:value-type="float">
            <text:p>14573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127466" calcext:value-type="float">
            <text:p>12746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114417" calcext:value-type="float">
            <text:p>11441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99164" calcext:value-type="float">
            <text:p>9916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85307" calcext:value-type="float">
            <text:p>8530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71792" calcext:value-type="float">
            <text:p>717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60925" calcext:value-type="float">
            <text:p>609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49222" calcext:value-type="float">
            <text:p>4922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36428" calcext:value-type="float">
            <text:p>3642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27021" calcext:value-type="float">
            <text:p>2702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19637" calcext:value-type="float">
            <text:p>1963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4320" calcext:value-type="float">
            <text:p>143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10471" calcext:value-type="float">
            <text:p>1047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7" calcext:value-type="float">
            <text:p>97</text:p>
          </table:table-cell>
          <table:table-cell office:value-type="float" office:value="6963" calcext:value-type="float">
            <text:p>696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8" calcext:value-type="float">
            <text:p>98</text:p>
          </table:table-cell>
          <table:table-cell office:value-type="float" office:value="4699" calcext:value-type="float">
            <text:p>469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3132" calcext:value-type="float">
            <text:p>313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00 ou +</text:p>
          </table:table-cell>
          <table:table-cell office:value-type="float" office:value="3874" calcext:value-type="float">
            <text:p>38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371874" calcext:value-type="float">
            <text:p>3718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385468" calcext:value-type="float">
            <text:p>38546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94884" calcext:value-type="float">
            <text:p>39488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397523" calcext:value-type="float">
            <text:p>39752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99205" calcext:value-type="float">
            <text:p>39920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03529" calcext:value-type="float">
            <text:p>40352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403505" calcext:value-type="float">
            <text:p>40350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409362" calcext:value-type="float">
            <text:p>40936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404652" calcext:value-type="float">
            <text:p>40465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400742" calcext:value-type="float">
            <text:p>40074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94057" calcext:value-type="float">
            <text:p>39405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419663" calcext:value-type="float">
            <text:p>41966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425335" calcext:value-type="float">
            <text:p>42533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426515" calcext:value-type="float">
            <text:p>42651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405478" calcext:value-type="float">
            <text:p>40547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395421" calcext:value-type="float">
            <text:p>3954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400657" calcext:value-type="float">
            <text:p>40065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390006" calcext:value-type="float">
            <text:p>39000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399463" calcext:value-type="float">
            <text:p>39946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423645" calcext:value-type="float">
            <text:p>42364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46721" calcext:value-type="float">
            <text:p>4467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454471" calcext:value-type="float">
            <text:p>45447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452410" calcext:value-type="float">
            <text:p>45241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439663" calcext:value-type="float">
            <text:p>43966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434010" calcext:value-type="float">
            <text:p>43401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427752" calcext:value-type="float">
            <text:p>42775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429814" calcext:value-type="float">
            <text:p>42981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443012" calcext:value-type="float">
            <text:p>44301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46670" calcext:value-type="float">
            <text:p>44667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454954" calcext:value-type="float">
            <text:p>45495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51809" calcext:value-type="float">
            <text:p>4518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440074" calcext:value-type="float">
            <text:p>44007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44247" calcext:value-type="float">
            <text:p>44424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44028" calcext:value-type="float">
            <text:p>44402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445033" calcext:value-type="float">
            <text:p>44503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34920" calcext:value-type="float">
            <text:p>43492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37428" calcext:value-type="float">
            <text:p>43742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435027" calcext:value-type="float">
            <text:p>43502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433501" calcext:value-type="float">
            <text:p>43350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436103" calcext:value-type="float">
            <text:p>43610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30388" calcext:value-type="float">
            <text:p>43038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439371" calcext:value-type="float">
            <text:p>43937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432748" calcext:value-type="float">
            <text:p>43274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452466" calcext:value-type="float">
            <text:p>45246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48224" calcext:value-type="float">
            <text:p>44822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49970" calcext:value-type="float">
            <text:p>44997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443080" calcext:value-type="float">
            <text:p>44308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421746" calcext:value-type="float">
            <text:p>42174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321969" calcext:value-type="float">
            <text:p>32196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317470" calcext:value-type="float">
            <text:p>31747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310806" calcext:value-type="float">
            <text:p>31080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91004" calcext:value-type="float">
            <text:p>29100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261882" calcext:value-type="float">
            <text:p>26188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274629" calcext:value-type="float">
            <text:p>27462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288687" calcext:value-type="float">
            <text:p>28868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285463" calcext:value-type="float">
            <text:p>28546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283589" calcext:value-type="float">
            <text:p>28358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286381" calcext:value-type="float">
            <text:p>28638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82031" calcext:value-type="float">
            <text:p>28203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288972" calcext:value-type="float">
            <text:p>28897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80662" calcext:value-type="float">
            <text:p>28066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289234" calcext:value-type="float">
            <text:p>28923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283288" calcext:value-type="float">
            <text:p>28328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284273" calcext:value-type="float">
            <text:p>28427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267309" calcext:value-type="float">
            <text:p>2673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262793" calcext:value-type="float">
            <text:p>26279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252727" calcext:value-type="float">
            <text:p>25272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248006" calcext:value-type="float">
            <text:p>24800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240739" calcext:value-type="float">
            <text:p>24073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228042" calcext:value-type="float">
            <text:p>22804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222596" calcext:value-type="float">
            <text:p>22259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216269" calcext:value-type="float">
            <text:p>21626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216012" calcext:value-type="float">
            <text:p>21601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212511" calcext:value-type="float">
            <text:p>21251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124133" calcext:value-type="float">
            <text:p>12413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02636" calcext:value-type="float">
            <text:p>10263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86098" calcext:value-type="float">
            <text:p>8609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76177" calcext:value-type="float">
            <text:p>7617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89008" calcext:value-type="float">
            <text:p>8900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122079" calcext:value-type="float">
            <text:p>12207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114373" calcext:value-type="float">
            <text:p>11437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104820" calcext:value-type="float">
            <text:p>10482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7843" calcext:value-type="float">
            <text:p>8784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81133" calcext:value-type="float">
            <text:p>8113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69518" calcext:value-type="float">
            <text:p>6951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60093" calcext:value-type="float">
            <text:p>6009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48717" calcext:value-type="float">
            <text:p>4871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41085" calcext:value-type="float">
            <text:p>4108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33453" calcext:value-type="float">
            <text:p>3345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26185" calcext:value-type="float">
            <text:p>2618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20320" calcext:value-type="float">
            <text:p>2032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float" office:value="16028" calcext:value-type="float">
            <text:p>1602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11608" calcext:value-type="float">
            <text:p>1160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float" office:value="7969" calcext:value-type="float">
            <text:p>796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5084" calcext:value-type="float">
            <text:p>508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3343" calcext:value-type="float">
            <text:p>334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264" calcext:value-type="float">
            <text:p>226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467" calcext:value-type="float">
            <text:p>146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float" office:value="718" calcext:value-type="float">
            <text:p>71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float" office:value="509" calcext:value-type="float">
            <text:p>5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00 ou +</text:p>
          </table:table-cell>
          <table:table-cell office:value-type="float" office:value="649" calcext:value-type="float">
            <text:p>64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355103" calcext:value-type="float">
            <text:p>35510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67874" calcext:value-type="float">
            <text:p>36787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76859" calcext:value-type="float">
            <text:p>37685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78439" calcext:value-type="float">
            <text:p>37843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82642" calcext:value-type="float">
            <text:p>38264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85123" calcext:value-type="float">
            <text:p>38512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86022" calcext:value-type="float">
            <text:p>38602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91067" calcext:value-type="float">
            <text:p>39106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386534" calcext:value-type="float">
            <text:p>38653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383827" calcext:value-type="float">
            <text:p>38382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376607" calcext:value-type="float">
            <text:p>37660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399697" calcext:value-type="float">
            <text:p>39969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404717" calcext:value-type="float">
            <text:p>40471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406990" calcext:value-type="float">
            <text:p>40699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386335" calcext:value-type="float">
            <text:p>38633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378192" calcext:value-type="float">
            <text:p>37819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381604" calcext:value-type="float">
            <text:p>38160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372414" calcext:value-type="float">
            <text:p>37241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384243" calcext:value-type="float">
            <text:p>38424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408538" calcext:value-type="float">
            <text:p>40853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35842" calcext:value-type="float">
            <text:p>43584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446484" calcext:value-type="float">
            <text:p>44648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448065" calcext:value-type="float">
            <text:p>44806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436379" calcext:value-type="float">
            <text:p>43637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34057" calcext:value-type="float">
            <text:p>43405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429646" calcext:value-type="float">
            <text:p>42964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429835" calcext:value-type="float">
            <text:p>42983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443880" calcext:value-type="float">
            <text:p>44388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446307" calcext:value-type="float">
            <text:p>44630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457077" calcext:value-type="float">
            <text:p>45707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454442" calcext:value-type="float">
            <text:p>45444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442543" calcext:value-type="float">
            <text:p>44254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448259" calcext:value-type="float">
            <text:p>44825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446673" calcext:value-type="float">
            <text:p>44667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448829" calcext:value-type="float">
            <text:p>44882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0144" calcext:value-type="float">
            <text:p>44014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443111" calcext:value-type="float">
            <text:p>44311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440673" calcext:value-type="float">
            <text:p>44067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439739" calcext:value-type="float">
            <text:p>43973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440748" calcext:value-type="float">
            <text:p>44074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32989" calcext:value-type="float">
            <text:p>43298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39984" calcext:value-type="float">
            <text:p>43998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432653" calcext:value-type="float">
            <text:p>43265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47910" calcext:value-type="float">
            <text:p>44791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443297" calcext:value-type="float">
            <text:p>44329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40898" calcext:value-type="float">
            <text:p>44089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434509" calcext:value-type="float">
            <text:p>4345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414817" calcext:value-type="float">
            <text:p>41481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316393" calcext:value-type="float">
            <text:p>31639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314239" calcext:value-type="float">
            <text:p>31423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306429" calcext:value-type="float">
            <text:p>30642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286052" calcext:value-type="float">
            <text:p>28605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259182" calcext:value-type="float">
            <text:p>25918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273762" calcext:value-type="float">
            <text:p>27376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293858" calcext:value-type="float">
            <text:p>29385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291771" calcext:value-type="float">
            <text:p>29177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292994" calcext:value-type="float">
            <text:p>29299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298062" calcext:value-type="float">
            <text:p>29806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297826" calcext:value-type="float">
            <text:p>29782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308828" calcext:value-type="float">
            <text:p>30882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303520" calcext:value-type="float">
            <text:p>30352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316911" calcext:value-type="float">
            <text:p>31691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315701" calcext:value-type="float">
            <text:p>31570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320550" calcext:value-type="float">
            <text:p>32055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305945" calcext:value-type="float">
            <text:p>30594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306050" calcext:value-type="float">
            <text:p>30605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299545" calcext:value-type="float">
            <text:p>29954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300481" calcext:value-type="float">
            <text:p>30048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298704" calcext:value-type="float">
            <text:p>29870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291142" calcext:value-type="float">
            <text:p>29114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288068" calcext:value-type="float">
            <text:p>28806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286020" calcext:value-type="float">
            <text:p>28602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291060" calcext:value-type="float">
            <text:p>29106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289269" calcext:value-type="float">
            <text:p>28926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174256" calcext:value-type="float">
            <text:p>17425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49276" calcext:value-type="float">
            <text:p>14927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129594" calcext:value-type="float">
            <text:p>12959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118458" calcext:value-type="float">
            <text:p>11845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142688" calcext:value-type="float">
            <text:p>14268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206718" calcext:value-type="float">
            <text:p>20671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197712" calcext:value-type="float">
            <text:p>19771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189786" calcext:value-type="float">
            <text:p>18978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167447" calcext:value-type="float">
            <text:p>16744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162356" calcext:value-type="float">
            <text:p>16235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47354" calcext:value-type="float">
            <text:p>14735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134018" calcext:value-type="float">
            <text:p>13401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115677" calcext:value-type="float">
            <text:p>11567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102557" calcext:value-type="float">
            <text:p>10255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87690" calcext:value-type="float">
            <text:p>8769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74149" calcext:value-type="float">
            <text:p>7414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61670" calcext:value-type="float">
            <text:p>6167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51118" calcext:value-type="float">
            <text:p>5111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40603" calcext:value-type="float">
            <text:p>4060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29363" calcext:value-type="float">
            <text:p>2936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21242" calcext:value-type="float">
            <text:p>2124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5102" calcext:value-type="float">
            <text:p>1510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10649" calcext:value-type="float">
            <text:p>1064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7" calcext:value-type="float">
            <text:p>97</text:p>
          </table:table-cell>
          <table:table-cell office:value-type="float" office:value="7665" calcext:value-type="float">
            <text:p>766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8" calcext:value-type="float">
            <text:p>98</text:p>
          </table:table-cell>
          <table:table-cell office:value-type="float" office:value="5007" calcext:value-type="float">
            <text:p>500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3300" calcext:value-type="float">
            <text:p>330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00 ou +</text:p>
          </table:table-cell>
          <table:table-cell office:value-type="float" office:value="4365" calcext:value-type="float">
            <text:p>436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371989" calcext:value-type="float">
            <text:p>37198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367965" calcext:value-type="float">
            <text:p>36796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87109" calcext:value-type="float">
            <text:p>3871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394636" calcext:value-type="float">
            <text:p>39463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98918" calcext:value-type="float">
            <text:p>39891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00254" calcext:value-type="float">
            <text:p>40025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404326" calcext:value-type="float">
            <text:p>40432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403860" calcext:value-type="float">
            <text:p>40386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409986" calcext:value-type="float">
            <text:p>40998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405424" calcext:value-type="float">
            <text:p>40542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400752" calcext:value-type="float">
            <text:p>40075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394374" calcext:value-type="float">
            <text:p>39437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420326" calcext:value-type="float">
            <text:p>42032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426105" calcext:value-type="float">
            <text:p>42610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427384" calcext:value-type="float">
            <text:p>42738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406360" calcext:value-type="float">
            <text:p>40636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396313" calcext:value-type="float">
            <text:p>39631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401100" calcext:value-type="float">
            <text:p>40110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388877" calcext:value-type="float">
            <text:p>38887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395537" calcext:value-type="float">
            <text:p>39553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19337" calcext:value-type="float">
            <text:p>41933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442108" calcext:value-type="float">
            <text:p>44210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449829" calcext:value-type="float">
            <text:p>44982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448672" calcext:value-type="float">
            <text:p>44867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436025" calcext:value-type="float">
            <text:p>43602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431117" calcext:value-type="float">
            <text:p>43111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426777" calcext:value-type="float">
            <text:p>42677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float" office:value="429231" calcext:value-type="float">
            <text:p>42923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42445" calcext:value-type="float">
            <text:p>44244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446920" calcext:value-type="float">
            <text:p>44692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55300" calcext:value-type="float">
            <text:p>45530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452064" calcext:value-type="float">
            <text:p>45206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39324" calcext:value-type="float">
            <text:p>43932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43890" calcext:value-type="float">
            <text:p>44389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443124" calcext:value-type="float">
            <text:p>44312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44466" calcext:value-type="float">
            <text:p>44446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34111" calcext:value-type="float">
            <text:p>43411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436414" calcext:value-type="float">
            <text:p>43641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434016" calcext:value-type="float">
            <text:p>43401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432809" calcext:value-type="float">
            <text:p>43280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34958" calcext:value-type="float">
            <text:p>43495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429027" calcext:value-type="float">
            <text:p>42902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437620" calcext:value-type="float">
            <text:p>43762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431206" calcext:value-type="float">
            <text:p>43120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50602" calcext:value-type="float">
            <text:p>45060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45890" calcext:value-type="float">
            <text:p>44589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447496" calcext:value-type="float">
            <text:p>44749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441083" calcext:value-type="float">
            <text:p>44108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19442" calcext:value-type="float">
            <text:p>41944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320287" calcext:value-type="float">
            <text:p>32028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315710" calcext:value-type="float">
            <text:p>31571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308932" calcext:value-type="float">
            <text:p>30893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289218" calcext:value-type="float">
            <text:p>28921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260526" calcext:value-type="float">
            <text:p>26052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272346" calcext:value-type="float">
            <text:p>27234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286040" calcext:value-type="float">
            <text:p>28604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282856" calcext:value-type="float">
            <text:p>28285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280543" calcext:value-type="float">
            <text:p>28054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283432" calcext:value-type="float">
            <text:p>28343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278561" calcext:value-type="float">
            <text:p>27856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85213" calcext:value-type="float">
            <text:p>28521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276765" calcext:value-type="float">
            <text:p>27676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284696" calcext:value-type="float">
            <text:p>28469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278354" calcext:value-type="float">
            <text:p>27835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278917" calcext:value-type="float">
            <text:p>27891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261811" calcext:value-type="float">
            <text:p>26181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257042" calcext:value-type="float">
            <text:p>25704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247023" calcext:value-type="float">
            <text:p>24702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241980" calcext:value-type="float">
            <text:p>24198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234250" calcext:value-type="float">
            <text:p>23425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221576" calcext:value-type="float">
            <text:p>22157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216042" calcext:value-type="float">
            <text:p>21604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209159" calcext:value-type="float">
            <text:p>20915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208595" calcext:value-type="float">
            <text:p>20859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204150" calcext:value-type="float">
            <text:p>20415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18998" calcext:value-type="float">
            <text:p>11899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97629" calcext:value-type="float">
            <text:p>9762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81574" calcext:value-type="float">
            <text:p>8157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71941" calcext:value-type="float">
            <text:p>7194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83267" calcext:value-type="float">
            <text:p>8326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113673" calcext:value-type="float">
            <text:p>11367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105583" calcext:value-type="float">
            <text:p>10558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95765" calcext:value-type="float">
            <text:p>9576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79511" calcext:value-type="float">
            <text:p>7951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72624" calcext:value-type="float">
            <text:p>7262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61366" calcext:value-type="float">
            <text:p>6136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52228" calcext:value-type="float">
            <text:p>5222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41945" calcext:value-type="float">
            <text:p>4194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34636" calcext:value-type="float">
            <text:p>3463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27708" calcext:value-type="float">
            <text:p>2770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21425" calcext:value-type="float">
            <text:p>2142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float" office:value="16281" calcext:value-type="float">
            <text:p>1628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12604" calcext:value-type="float">
            <text:p>1260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float" office:value="8903" calcext:value-type="float">
            <text:p>890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5992" calcext:value-type="float">
            <text:p>599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3597" calcext:value-type="float">
            <text:p>359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376" calcext:value-type="float">
            <text:p>237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549" calcext:value-type="float">
            <text:p>154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float" office:value="1007" calcext:value-type="float">
            <text:p>100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float" office:value="476" calcext:value-type="float">
            <text:p>47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00 ou +</text:p>
          </table:table-cell>
          <table:table-cell office:value-type="float" office:value="743" calcext:value-type="float">
            <text:p>74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355311" calcext:value-type="float">
            <text:p>35531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52368" calcext:value-type="float">
            <text:p>35236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69253" calcext:value-type="float">
            <text:p>36925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76842" calcext:value-type="float">
            <text:p>37684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79575" calcext:value-type="float">
            <text:p>37957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83659" calcext:value-type="float">
            <text:p>38365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85796" calcext:value-type="float">
            <text:p>38579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386406" calcext:value-type="float">
            <text:p>38640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391973" calcext:value-type="float">
            <text:p>39197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387353" calcext:value-type="float">
            <text:p>38735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383798" calcext:value-type="float">
            <text:p>38379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376773" calcext:value-type="float">
            <text:p>37677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400278" calcext:value-type="float">
            <text:p>40027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405376" calcext:value-type="float">
            <text:p>40537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407862" calcext:value-type="float">
            <text:p>40786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387703" calcext:value-type="float">
            <text:p>38770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379912" calcext:value-type="float">
            <text:p>37991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382591" calcext:value-type="float">
            <text:p>38259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372642" calcext:value-type="float">
            <text:p>37264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383329" calcext:value-type="float">
            <text:p>38332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07191" calcext:value-type="float">
            <text:p>40719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434338" calcext:value-type="float">
            <text:p>43433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444207" calcext:value-type="float">
            <text:p>44420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446181" calcext:value-type="float">
            <text:p>44618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34478" calcext:value-type="float">
            <text:p>43447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432920" calcext:value-type="float">
            <text:p>43292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429670" calcext:value-type="float">
            <text:p>42967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430371" calcext:value-type="float">
            <text:p>43037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444592" calcext:value-type="float">
            <text:p>44459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447692" calcext:value-type="float">
            <text:p>44769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458642" calcext:value-type="float">
            <text:p>45864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455762" calcext:value-type="float">
            <text:p>45576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443468" calcext:value-type="float">
            <text:p>44346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448860" calcext:value-type="float">
            <text:p>44886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447042" calcext:value-type="float">
            <text:p>44704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9329" calcext:value-type="float">
            <text:p>44932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440780" calcext:value-type="float">
            <text:p>44078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442995" calcext:value-type="float">
            <text:p>44299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440635" calcext:value-type="float">
            <text:p>44063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439904" calcext:value-type="float">
            <text:p>43990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0628" calcext:value-type="float">
            <text:p>44062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32784" calcext:value-type="float">
            <text:p>43278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439451" calcext:value-type="float">
            <text:p>43945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32059" calcext:value-type="float">
            <text:p>43205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447240" calcext:value-type="float">
            <text:p>44724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42326" calcext:value-type="float">
            <text:p>44232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439900" calcext:value-type="float">
            <text:p>43990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433840" calcext:value-type="float">
            <text:p>43384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413723" calcext:value-type="float">
            <text:p>41372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315981" calcext:value-type="float">
            <text:p>31598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313530" calcext:value-type="float">
            <text:p>31353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305589" calcext:value-type="float">
            <text:p>30558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285322" calcext:value-type="float">
            <text:p>2853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258780" calcext:value-type="float">
            <text:p>25878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272819" calcext:value-type="float">
            <text:p>27281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292593" calcext:value-type="float">
            <text:p>29259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290973" calcext:value-type="float">
            <text:p>29097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291903" calcext:value-type="float">
            <text:p>29190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296816" calcext:value-type="float">
            <text:p>29681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296752" calcext:value-type="float">
            <text:p>29675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307177" calcext:value-type="float">
            <text:p>30717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302209" calcext:value-type="float">
            <text:p>30220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315038" calcext:value-type="float">
            <text:p>31503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313793" calcext:value-type="float">
            <text:p>31379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318305" calcext:value-type="float">
            <text:p>31830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303612" calcext:value-type="float">
            <text:p>30361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303295" calcext:value-type="float">
            <text:p>30329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296739" calcext:value-type="float">
            <text:p>29673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297621" calcext:value-type="float">
            <text:p>29762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295146" calcext:value-type="float">
            <text:p>29514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287582" calcext:value-type="float">
            <text:p>28758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284402" calcext:value-type="float">
            <text:p>28440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281726" calcext:value-type="float">
            <text:p>28172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286265" calcext:value-type="float">
            <text:p>28626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283954" calcext:value-type="float">
            <text:p>28395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170632" calcext:value-type="float">
            <text:p>17063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145527" calcext:value-type="float">
            <text:p>145527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125979" calcext:value-type="float">
            <text:p>12597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114972" calcext:value-type="float">
            <text:p>11497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137446" calcext:value-type="float">
            <text:p>13744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198612" calcext:value-type="float">
            <text:p>19861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188653" calcext:value-type="float">
            <text:p>18865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180059" calcext:value-type="float">
            <text:p>18005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157964" calcext:value-type="float">
            <text:p>15796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151664" calcext:value-type="float">
            <text:p>15166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136166" calcext:value-type="float">
            <text:p>13616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122345" calcext:value-type="float">
            <text:p>12234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104598" calcext:value-type="float">
            <text:p>10459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91462" calcext:value-type="float">
            <text:p>9146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76960" calcext:value-type="float">
            <text:p>7696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64088" calcext:value-type="float">
            <text:p>6408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52392" calcext:value-type="float">
            <text:p>5239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42606" calcext:value-type="float">
            <text:p>4260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33144" calcext:value-type="float">
            <text:p>3314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23394" calcext:value-type="float">
            <text:p>2339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6546" calcext:value-type="float">
            <text:p>1654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11373" calcext:value-type="float">
            <text:p>11373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7" calcext:value-type="float">
            <text:p>97</text:p>
          </table:table-cell>
          <table:table-cell office:value-type="float" office:value="7791" calcext:value-type="float">
            <text:p>7791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8" calcext:value-type="float">
            <text:p>98</text:p>
          </table:table-cell>
          <table:table-cell office:value-type="float" office:value="5606" calcext:value-type="float">
            <text:p>560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3640" calcext:value-type="float">
            <text:p>364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00 ou +</text:p>
          </table:table-cell>
          <table:table-cell office:value-type="float" office:value="4905" calcext:value-type="float">
            <text:p>4905</text:p>
          </table:table-cell>
          <table:table-cell office:value-type="float" office:value="2023" calcext:value-type="float">
            <text:p>2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5:37:30.427000000</meta:creation-date>
    <dc:date>2020-07-06T15:39:06.606000000</dc:date>
    <meta:editing-duration>PT1M36S</meta:editing-duration>
    <meta:editing-cycles>1</meta:editing-cycles>
    <meta:document-statistic meta:table-count="1" meta:cell-count="4044" meta:object-count="0"/>
    <meta:generator>LibreOffice/5.4.6.2$Windows_X86_64 LibreOffice_project/4014ce260a04f1026ba855d3b8d91541c224eab8</meta:generator>
  </office:meta>
</office:document-meta>
</file>